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28cab5" officeooo:paragraph-rsid="0028cab5"/>
    </style:style>
    <style:style style:name="P2" style:family="paragraph" style:parent-style-name="Standard">
      <style:text-properties officeooo:rsid="0028cab5" officeooo:paragraph-rsid="008e7a1e"/>
    </style:style>
    <style:style style:name="P3" style:family="paragraph" style:parent-style-name="Standard">
      <style:text-properties officeooo:rsid="0088ccf2" officeooo:paragraph-rsid="0088ccf2"/>
    </style:style>
    <style:style style:name="P4" style:family="paragraph" style:parent-style-name="Standard">
      <style:text-properties officeooo:rsid="00899528" officeooo:paragraph-rsid="00899528"/>
    </style:style>
    <style:style style:name="P5" style:family="paragraph" style:parent-style-name="Standard">
      <style:text-properties officeooo:rsid="008c0f43" officeooo:paragraph-rsid="008eb2c0"/>
    </style:style>
    <style:style style:name="P6" style:family="paragraph" style:parent-style-name="Standard">
      <style:text-properties officeooo:rsid="008e7a1e" officeooo:paragraph-rsid="008e7a1e"/>
    </style:style>
    <style:style style:name="P7" style:family="paragraph" style:parent-style-name="Standard">
      <style:text-properties officeooo:rsid="008eb2c0" officeooo:paragraph-rsid="008eb2c0"/>
    </style:style>
    <style:style style:name="P8" style:family="paragraph" style:parent-style-name="Standard" style:list-style-name="L1">
      <style:text-properties officeooo:rsid="0028cab5" officeooo:paragraph-rsid="0028cab5"/>
    </style:style>
    <style:style style:name="P9" style:family="paragraph" style:parent-style-name="Standard" style:list-style-name="L10">
      <style:text-properties officeooo:rsid="0088ccf2" officeooo:paragraph-rsid="0088ccf2"/>
    </style:style>
    <style:style style:name="P10" style:family="paragraph" style:parent-style-name="Standard" style:list-style-name="L11">
      <style:text-properties officeooo:rsid="008eb2c0" officeooo:paragraph-rsid="008eb2c0"/>
    </style:style>
    <style:style style:name="P11" style:family="paragraph" style:parent-style-name="Standard" style:list-style-name="L11">
      <style:text-properties officeooo:rsid="008eb2c0" officeooo:paragraph-rsid="00989e92"/>
    </style:style>
    <style:style style:name="P12" style:family="paragraph" style:parent-style-name="Standard">
      <style:text-properties officeooo:rsid="008eb2c0" officeooo:paragraph-rsid="00989e92"/>
    </style:style>
    <style:style style:name="P13" style:family="paragraph" style:parent-style-name="Standard">
      <style:text-properties fo:font-weight="normal" officeooo:rsid="00094bc1" officeooo:paragraph-rsid="009135dc" style:font-weight-asian="normal" style:font-weight-complex="normal"/>
    </style:style>
    <style:style style:name="P14" style:family="paragraph" style:parent-style-name="Standard">
      <style:text-properties fo:font-weight="normal" officeooo:rsid="000a3126" officeooo:paragraph-rsid="009135dc" style:font-weight-asian="normal" style:font-weight-complex="normal"/>
    </style:style>
    <style:style style:name="P15" style:family="paragraph" style:parent-style-name="Standard">
      <style:text-properties fo:font-weight="normal" officeooo:paragraph-rsid="009135dc" style:font-weight-asian="normal" style:font-weight-complex="normal"/>
    </style:style>
    <style:style style:name="P16" style:family="paragraph" style:parent-style-name="Standard">
      <style:text-properties fo:font-weight="normal" officeooo:rsid="009135dc" officeooo:paragraph-rsid="009135dc" style:font-weight-asian="normal" style:font-weight-complex="normal"/>
    </style:style>
    <style:style style:name="P17" style:family="paragraph" style:parent-style-name="Standard">
      <style:text-properties fo:font-weight="normal" officeooo:rsid="00960251" officeooo:paragraph-rsid="00960251" style:font-weight-asian="normal" style:font-weight-complex="normal"/>
    </style:style>
    <style:style style:name="P18" style:family="paragraph" style:parent-style-name="Standard">
      <style:text-properties fo:font-weight="normal" officeooo:rsid="00968589" officeooo:paragraph-rsid="00968589" style:font-weight-asian="normal" style:font-weight-complex="normal"/>
    </style:style>
    <style:style style:name="P19" style:family="paragraph" style:parent-style-name="Standard">
      <style:text-properties fo:font-weight="normal" officeooo:rsid="009823e7" officeooo:paragraph-rsid="009823e7" style:font-weight-asian="normal" style:font-weight-complex="normal"/>
    </style:style>
    <style:style style:name="P20" style:family="paragraph" style:parent-style-name="Standard">
      <style:text-properties fo:font-weight="normal" officeooo:rsid="009823e7" officeooo:paragraph-rsid="00989e92" style:font-weight-asian="normal" style:font-weight-complex="normal"/>
    </style:style>
    <style:style style:name="P21" style:family="paragraph" style:parent-style-name="Standard">
      <style:text-properties fo:font-weight="normal" officeooo:rsid="008eb2c0" officeooo:paragraph-rsid="00989e92" style:font-weight-asian="normal" style:font-weight-complex="normal"/>
    </style:style>
    <style:style style:name="P22" style:family="paragraph" style:parent-style-name="Standard">
      <style:text-properties officeooo:rsid="00094bc1" officeooo:paragraph-rsid="009135dc"/>
    </style:style>
    <style:style style:name="P23" style:family="paragraph" style:parent-style-name="Standard">
      <style:text-properties officeooo:paragraph-rsid="009135dc"/>
    </style:style>
    <style:style style:name="P24" style:family="paragraph" style:parent-style-name="Standard">
      <style:text-properties officeooo:paragraph-rsid="00989e92"/>
    </style:style>
    <style:style style:name="T1" style:family="text">
      <style:text-properties officeooo:rsid="008ac87e"/>
    </style:style>
    <style:style style:name="T2" style:family="text">
      <style:text-properties officeooo:rsid="008e7a1e"/>
    </style:style>
    <style:style style:name="T3" style:family="text">
      <style:text-properties officeooo:rsid="008eb2c0"/>
    </style:style>
    <style:style style:name="T4" style:family="text">
      <style:text-properties fo:font-weight="bold" style:font-weight-asian="bold" style:font-weight-complex="bold"/>
    </style:style>
    <style:style style:name="T5" style:family="text">
      <style:text-properties fo:font-weight="bold" officeooo:rsid="00094bc1" style:font-weight-asian="bold" style:font-weight-complex="bold"/>
    </style:style>
    <style:style style:name="T6" style:family="text">
      <style:text-properties officeooo:rsid="009135dc"/>
    </style:style>
    <style:style style:name="T7" style:family="text">
      <style:text-properties officeooo:rsid="00928cc6"/>
    </style:style>
    <style:style style:name="T8" style:family="text">
      <style:text-properties officeooo:rsid="00945715"/>
    </style:style>
    <style:style style:name="T9" style:family="text">
      <style:text-properties officeooo:rsid="0095e1fc"/>
    </style:style>
    <style:style style:name="T10" style:family="text">
      <style:text-properties officeooo:rsid="00960251"/>
    </style:style>
    <style:style style:name="T11" style:family="text">
      <style:text-properties officeooo:rsid="009823e7"/>
    </style:style>
    <style:style style:name="T12" style:family="text">
      <style:text-properties officeooo:rsid="00989e92"/>
    </style:style>
    <style:style style:name="T13" style:family="text">
      <style:text-properties officeooo:rsid="008c0f43"/>
    </style:style>
    <style:style style:name="T14" style:family="text">
      <style:text-properties officeooo:rsid="0098ae0c"/>
    </style:style>
    <style:style style:name="T15" style:family="text">
      <style:text-properties fo:font-weight="normal" officeooo:rsid="009823e7" style:font-weight-asian="normal" style:font-weight-complex="normal"/>
    </style:style>
    <style:style style:name="T16" style:family="text">
      <style:text-properties fo:font-weight="normal" officeooo:rsid="00989e92" style:font-weight-asian="normal" style:font-weight-complex="normal"/>
    </style:style>
    <style:style style:name="T17" style:family="text">
      <style:text-properties fo:font-weight="normal" officeooo:rsid="0098ae0c"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4">What kind of work is done by the IT professional?</text:span></text:p>
      <text:p text:style-name="P13"/>
      <text:p text:style-name="P14">The job title of the professional that was interviewed was <text:span text:style-name="T6">n</text:span>etwork <text:span text:style-name="T6">t</text:span>echnician. </text:p>
      <text:p text:style-name="P14"/>
      <text:p text:style-name="P16"><text:span text:style-name="T11">The</text:span> network technician’<text:span text:style-name="T7">s main role is to make sure that everybody in their business can connect to the internet, servers, applications or whatever they need to connect to. Their main tasks in this objective </text:span><text:span text:style-name="T8">are</text:span><text:span text:style-name="T7"> to configure switches (</text:span><text:span text:style-name="T8">connects computers within a network</text:span><text:span text:style-name="T7">), routers (</text:span><text:span text:style-name="T8">connects computers between networks</text:span><text:span text:style-name="T7">), </text:span><text:span text:style-name="T8">and wireless access points (allows devices to connect to the network wirelessly). </text:span><text:span text:style-name="T11">The</text:span><text:span text:style-name="T9"> network technician may also engage in minor network security services, such as whitelisting (trusted entities) and blacklisting (malicious entities), to connect/be banned from connecting to the network.</text:span></text:p>
      <text:p text:style-name="P16"/>
      <text:p text:style-name="P17"/>
      <text:p text:style-name="P13"/>
      <text:p text:style-name="P23"><text:span text:style-name="T5">What kinds of people does the IT professional interact with? Are they other IT professionals? Clients? Investors? The general public?</text:span></text:p>
      <text:p text:style-name="P23"><text:span text:style-name="T5"/></text:p>
      <text:p text:style-name="P18"><text:span text:style-name="T11">The </text:span>network technician works as part of a team, working both remotely from different sites, cities or even countries. <text:span text:style-name="T11">The</text:span> network technician may work directly under a network engineer responsible for designing and implementing the network – focusing on high-level design and planning. Other professionals the technician may work with include an enterprise architect (<text:span text:style-name="T2">Applies architecture principles to guide the organisation through technology changes necessary to execute strategies</text:span>), system administrators (installing/supporting/maintaining servers), and the service desk (providing level 1 and 2 IT support). Technician can also be required to engage with users within the business such as a sales team, app delivery and app support teams.</text:p>
      <text:p text:style-name="P18"/>
      <text:p text:style-name="P19">The IT workplace can be supportive and other professionals will be helpful, making up for technical weaknesses with a diverse range of strengths. The network technician will work in a cluster of desks within an office setting similar to cubicles sitting next to other technicians or similarly skilled professionals. The main interaction with people outside the direct vicinity will usually be phone calls, either liaising with other members of the team in remote locations, or speaking directly with users regarding network difficulties or their service provider (in this case, Telstra). </text:p>
      <text:p text:style-name="P15"/>
      <text:p text:style-name="P23"><text:span text:style-name="T5"/></text:p>
      <text:p text:style-name="P22"><text:span text:style-name="T4">Where does the IT professional spend most of their time?</text:span></text:p>
      <text:p text:style-name="P22"><text:span text:style-name="T4"/></text:p>
      <text:p text:style-name="P19">The network technician spends most of their time monitoring the network. This includes pinging the servers and connected computers to detect any network outages, monitoring traffic and keeping up to date. The<text:span text:style-name="T10"> network technician also does a lot of reporting and SQL queries throughout their day. External site visits are also required to configure switches and routers which means driving to and from business sites throughout the day. Sometimes, the network technician may also assist with the IT service desk to help tackle support overflow.</text:span></text:p>
      <text:p text:style-name="P22"><text:span text:style-name="T4"/></text:p>
      <text:p text:style-name="P22"><text:span text:style-name="T4">What aspect of their position is most challenging?</text:span></text:p>
      <text:p text:style-name="P22"><text:span text:style-name="T4"/></text:p>
      <text:p text:style-name="P19">One of the more challenging aspects of the network technicians daily routine is complying with bureaucracy, reporting, sending requests and organising meetings. This takes a lot of time within the workplace and is a source of frustration. Working with internet service providers to fix issues is another challenging aspect of working as a network technician. </text:p>
      <text:p text:style-name="P19"><text:soft-page-break/></text:p>
      <text:p text:style-name="P24"><text:span text:style-name="T15">Some examples of this are </text:span><text:span text:style-name="T16">internal router fixes</text:span><text:span text:style-name="T15">, </text:span><text:span text:style-name="T16">changing router code and website access. To expand on this, in the event of a loop in the system, modern routers will automatically shut down the port responsible for the loop. Once the loop has been resolved however, the port needs to be manually re-opened which can only be handled on the service providers end. Service providers can seem slow to act from the network technician’s perspective and delays are common. Furthermore, a business usually keeps a monitoring server which receive log files packaged by the routers on the network. This process is automatic, however in the situation of a monitoring server being changed, code within the router must be accessed. This is a </text:span><text:span text:style-name="T17">single line of</text:span><text:span text:style-name="T16"> code that could be handled by the technician themselves, however they must contact their service provider and request the alteration to be made on their end. As mentioned before, delays and slow service are common. </text:span></text:p>
      <text:p text:style-name="P20"/>
      <text:p text:style-name="P20"><text:span text:style-name="T12"><text:s/></text:span><text:span text:style-name="T13">As a publicly traded company, there are a lot of additional rules and regulations that must be followed or the company will be fined. This enhances the security and integrity of the business, but also severely hampers productivity and efficiency. Even a simple change such as unblocking a user’s access to a website means </text:span><text:span text:style-name="T3">going through the following process:</text:span></text:p>
      <text:list xml:id="list1027450272" text:style-name="L11">
        <text:list-item>
          <text:p text:style-name="P11">Change request (who, what, why?)</text:p>
        </text:list-item>
        <text:list-item>
          <text:p text:style-name="P11">Step by step planning</text:p>
        </text:list-item>
        <text:list-item>
          <text:p text:style-name="P11">Redundancy plan</text:p>
        </text:list-item>
        <text:list-item>
          <text:p text:style-name="P11">back-out plan if something goes wrong</text:p>
        </text:list-item>
        <text:list-item>
          <text:p text:style-name="P11">testing-plan (expected results)</text:p>
          <text:list>
            <text:list-item>
              <text:p text:style-name="P11">If unexpected results, reporting on why this is the case</text:p>
            </text:list-item>
          </text:list>
        </text:list-item>
        <text:list-item>
          <text:p text:style-name="P11">Proof of action (screenshots of each step)</text:p>
        </text:list-item>
        <text:list-item>
          <text:p text:style-name="P11">Organise meeting which only takes place once a week to present report</text:p>
        </text:list-item>
        <text:list-item>
          <text:p text:style-name="P11">If something was missed, or further queries come up, this is another week long delay before it can be resolved.</text:p>
        </text:list-item>
      </text:list>
      <text:p text:style-name="P12"/>
      <text:p text:style-name="P21">A potentially 30-second job can take weeks to enact due to the rules and regulations in place.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4T17:03:38.202000000</meta:creation-date>
    <dc:date>2020-04-18T20:08:40.485000000</dc:date>
    <meta:editing-duration>PT43M30S</meta:editing-duration>
    <meta:editing-cycles>11</meta:editing-cycles>
    <meta:generator>LibreOffice/6.4.2.2$Windows_X86_64 LibreOffice_project/4e471d8c02c9c90f512f7f9ead8875b57fcb1ec3</meta:generator>
    <meta:document-statistic meta:table-count="0" meta:image-count="0" meta:object-count="0" meta:page-count="2" meta:paragraph-count="22" meta:word-count="797" meta:character-count="5042" meta:non-whitespace-character-count="4269"/>
  </office:meta>
</office:document-meta>
</file>